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874cm" fo:min-width="0.6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2cm" fo:min-width="5.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1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2cm" fo:min-width="6.168cm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72cm" fo:min-width="6.168cm"/>
      <style:paragraph-properties style:writing-mode="lr-tb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T1" style:family="text">
      <style:text-properties fo:language="nl" fo:country="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1.588cm" svg:x="2.3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1.844cm" svg:height="0.962cm" svg:x="2.143cm" svg:y="12.525cm">
          <draw:text-box>
            <text:p><text:span text:style-name="T1">Gast</text:span></text:p>
          </draw:text-box>
        </draw:frame>
        <draw:custom-shape draw:style-name="gr3" draw:text-style-name="P1" xml:id="id2" draw:id="id2" draw:layer="layout" svg:width="6.31cm" svg:height="2.222cm" svg:x="11.647cm" svg:y="10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5.531cm" svg:height="0.962cm" svg:x="11.945cm" svg:y="11.571cm">
          <draw:text-box>
            <text:p>Registreer-pagina</text:p>
          </draw:text-box>
        </draw:frame>
        <draw:line draw:style-name="gr5" draw:text-style-name="P4" draw:layer="layout" svg:x1="4.976cm" svg:y1="12.108cm" svg:x2="10.337cm" svg:y2="12.108cm">
          <text:p text:style-name="P3">Vult gegevens in</text:p>
        </draw:line>
        <draw:line draw:style-name="gr6" draw:text-style-name="P4" draw:layer="layout" svg:x1="19.227cm" svg:y1="12.207cm" svg:x2="26.212cm" svg:y2="12.207cm">
          <text:p text:style-name="P3">Gegevens controleren</text:p>
        </draw:line>
        <draw:custom-shape draw:style-name="gr7" draw:text-style-name="P1" xml:id="id1" draw:id="id1" draw:layer="layout" svg:width="6.668cm" svg:height="2.222cm" svg:x="26.802cm" svg:y="10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2cm" svg:height="0.962cm" svg:x="27.3cm" svg:y="11.571cm">
          <draw:text-box>
            <text:p>Gegevens correct?</text:p>
          </draw:text-box>
        </draw:frame>
        <draw:line draw:style-name="gr8" draw:text-style-name="P4" draw:layer="layout" svg:x1="29.977cm" svg:y1="10.302cm" svg:x2="29.977cm" svg:y2="8.397cm">
          <text:p text:style-name="P1">Ja</text:p>
        </draw:line>
        <draw:custom-shape draw:style-name="gr9" draw:text-style-name="P5" draw:layer="layout" svg:width="6.668cm" svg:height="2.222cm" svg:x="26.817cm" svg:y="5.54cm">
          <text:p text:style-name="P5">Maak account aan in datab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30.136cm" svg:y1="13.159cm" svg:x2="14.802cm" svg:y2="13.159cm" draw:start-shape="id1" draw:start-glue-point="2" draw:end-shape="id2" draw:end-glue-point="2" svg:d="M30136 13159v501h-15334v-501" svg:viewBox="0 0 15335 502">
          <text:p text:style-name="P1">Nee, geef juiste foutmelding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655cm" fo:min-width="4.263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13:46:16.876000000</meta:creation-date>
    <dc:date>2022-05-18T10:08:05.877000000</dc:date>
    <meta:editing-duration>PT1H16M17S</meta:editing-duration>
    <meta:editing-cycles>3</meta:editing-cycles>
    <meta:generator>LibreOffice/7.3.3.2$Windows_X86_64 LibreOffice_project/d1d0ea68f081ee2800a922cac8f79445e4603348</meta:generator>
    <meta:document-statistic meta:object-count="11"/>
  </office:meta>
</office:document-meta>
</file>